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1bb" officeooo:paragraph-rsid="0009e1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uto generated configuration file</text:p>
      <text:p text:style-name="P1"># using: </text:p>
      <text:p text:style-name="P1"># Revision: 1.381.2.28 </text:p>
      <text:p text:style-name="P1"># Source: /local/reps/CMSSW/CMSSW/Configuration/PyReleaseValidation/python/ConfigBuilder.py,v </text:p>
      <text:p text:style-name="P1"># with command line options: reco -s RAW2DIGI,L1Reco,RECO,ALCA:@MinimumBias,USER:EventFilter/HcalRawToDigi/hcallaserhbhehffilter2012_cff.hcallLaser2012Filter,DQM:@MinimumBias --data --conditions FT_R_53_LV5::All --eventcontent RECO,AOD,DQM --datatier RECO,AOD,DQM --customise Configuration/DataProcessing/RecoTLR.customisePrompt --no_exec --python reco_2011A_MinimumBias.py</text:p>
      <text:p text:style-name="P1">import FWCore.ParameterSet.Config as cms</text:p>
      <text:p text:style-name="P1"/>
      <text:p text:style-name="P1">process = cms.Process('RECO')</text:p>
      <text:p text:style-name="P1"/>
      <text:p text:style-name="P1"># import of standard configurations</text:p>
      <text:p text:style-name="P1">process.load('Configuration.StandardSequences.Services_cff')</text:p>
      <text:p text:style-name="P1">process.load('SimGeneral.HepPDTESSource.pythiapdt_cfi')</text:p>
      <text:p text:style-name="P1">process.load('FWCore.MessageService.MessageLogger_cfi')</text:p>
      <text:p text:style-name="P1">process.load('Configuration.EventContent.EventContent_cff')</text:p>
      <text:p text:style-name="P1">process.load('Configuration.StandardSequences.GeometryRecoDB_cff')</text:p>
      <text:p text:style-name="P1">process.load('Configuration.StandardSequences.MagneticField_AutoFromDBCurrent_cff')</text:p>
      <text:p text:style-name="P1">process.load('Configuration.StandardSequences.RawToDigi_Data_cff')</text:p>
      <text:p text:style-name="P1">process.load('Configuration.StandardSequences.L1Reco_cff')</text:p>
      <text:p text:style-name="P1">process.load('Configuration.StandardSequences.Reconstruction_Data_cff')</text:p>
      <text:p text:style-name="P1">process.load('Configuration.StandardSequences.AlCaRecoStreams_cff')</text:p>
      <text:p text:style-name="P1">process.load('EventFilter.HcalRawToDigi.hcallaserhbhehffilter2012_cff')</text:p>
      <text:p text:style-name="P1">process.load('DQMOffline.Configuration.DQMOffline_cff')</text:p>
      <text:p text:style-name="P1">process.load('Configuration.StandardSequences.EndOfProcess_cff')</text:p>
      <text:p text:style-name="P1">process.load('Configuration.StandardSequences.FrontierConditions_GlobalTag_cff')</text:p>
      <text:p text:style-name="P1"/>
      <text:p text:style-name="P1">process.maxEvents = cms.untracked.PSet(</text:p>
      <text:p text:style-name="P1"><text:s text:c="4"/>input = cms.untracked.int32(1)</text:p>
      <text:p text:style-name="P1">)</text:p>
      <text:p text:style-name="P1"/>
      <text:p text:style-name="P1"># Input source</text:p>
      <text:p text:style-name="P1">process.source = cms.Source("PoolSource",</text:p>
      <text:p text:style-name="P1"><text:s text:c="4"/>secondaryFileNames = cms.untracked.vstring(),</text:p>
      <text:p text:style-name="P1"><text:s text:c="4"/>fileNames = cms.untracked.vstring('file:reco_DIGI2RAW.root')</text:p>
      <text:p text:style-name="P1">)</text:p>
      <text:p text:style-name="P1"/>
      <text:p text:style-name="P1">process.options = cms.untracked.PSet(</text:p>
      <text:p text:style-name="P1"/>
      <text:p text:style-name="P1">)</text:p>
      <text:p text:style-name="P1"/>
      <text:p text:style-name="P1"># Production Info</text:p>
      <text:p text:style-name="P1">process.configurationMetadata = cms.untracked.PSet(</text:p>
      <text:p text:style-name="P1"><text:s text:c="4"/>version = cms.untracked.string('$Revision: 1.381.2.28 $'),</text:p>
      <text:p text:style-name="P1"><text:s text:c="4"/>annotation = cms.untracked.string('reco nevts:1'),</text:p>
      <text:p text:style-name="P1"><text:s text:c="4"/>name = cms.untracked.string('PyReleaseValidation')</text:p>
      <text:p text:style-name="P1">)</text:p>
      <text:p text:style-name="P1"/>
      <text:p text:style-name="P1"># Output definition</text:p>
      <text:p text:style-name="P1"/>
      <text:p text:style-name="P1">process.RECOoutput = cms.OutputModule("PoolOutputModule",</text:p>
      <text:p text:style-name="P1"><text:s text:c="4"/>splitLevel = cms.untracked.int32(0),</text:p>
      <text:p text:style-name="P1"><text:s text:c="4"/>eventAutoFlushCompressedSize = cms.untracked.int32(5242880),</text:p>
      <text:p text:style-name="P1"><text:s text:c="4"/>outputCommands = process.RECOEventContent.outputCommands,</text:p>
      <text:p text:style-name="P1"><text:s text:c="4"/>fileName = cms.untracked.string('reco_RAW2DIGI_L1Reco_RECO_ALCA_USER_DQM.root'),</text:p>
      <text:p text:style-name="P1"><text:s text:c="4"/>dataset = cms.untracked.PSet(</text:p>
      <text:p text:style-name="P1"><text:s text:c="8"/>filterName = cms.untracked.string(''),</text:p>
      <text:p text:style-name="P1"><text:soft-page-break/><text:s text:c="8"/>dataTier = cms.untracked.string('RECO')</text:p>
      <text:p text:style-name="P1"><text:s text:c="4"/>)</text:p>
      <text:p text:style-name="P1">)</text:p>
      <text:p text:style-name="P1"/>
      <text:p text:style-name="P1">process.AODoutput = cms.OutputModule("PoolOutputModule",</text:p>
      <text:p text:style-name="P1"><text:s text:c="4"/>eventAutoFlushCompressedSize = cms.untracked.int32(15728640),</text:p>
      <text:p text:style-name="P1"><text:s text:c="4"/>outputCommands = process.AODEventContent.outputCommands,</text:p>
      <text:p text:style-name="P1"><text:s text:c="4"/>fileName = cms.untracked.string('reco_RAW2DIGI_L1Reco_RECO_ALCA_USER_DQM_inAOD.root'),</text:p>
      <text:p text:style-name="P1"><text:s text:c="4"/>dataset = cms.untracked.PSet(</text:p>
      <text:p text:style-name="P1"><text:s text:c="8"/>filterName = cms.untracked.string(''),</text:p>
      <text:p text:style-name="P1"><text:s text:c="8"/>dataTier = cms.untracked.string('AOD')</text:p>
      <text:p text:style-name="P1"><text:s text:c="4"/>)</text:p>
      <text:p text:style-name="P1">)</text:p>
      <text:p text:style-name="P1"/>
      <text:p text:style-name="P1">process.DQMoutput = cms.OutputModule("PoolOutputModule",</text:p>
      <text:p text:style-name="P1"><text:s text:c="4"/>splitLevel = cms.untracked.int32(0),</text:p>
      <text:p text:style-name="P1"><text:s text:c="4"/>outputCommands = process.DQMEventContent.outputCommands,</text:p>
      <text:p text:style-name="P1"><text:s text:c="4"/>fileName = cms.untracked.string('reco_RAW2DIGI_L1Reco_RECO_ALCA_USER_DQM_inDQM.root'),</text:p>
      <text:p text:style-name="P1"><text:s text:c="4"/>dataset = cms.untracked.PSet(</text:p>
      <text:p text:style-name="P1"><text:s text:c="8"/>filterName = cms.untracked.string(''),</text:p>
      <text:p text:style-name="P1"><text:s text:c="8"/>dataTier = cms.untracked.string('DQM')</text:p>
      <text:p text:style-name="P1"><text:s text:c="4"/>)</text:p>
      <text:p text:style-name="P1">)</text:p>
      <text:p text:style-name="P1"/>
      <text:p text:style-name="P1"># Additional output definition</text:p>
      <text:p text:style-name="P1">process.ALCARECOStreamSiStripCalMinBias = cms.OutputModule("PoolOutputModule",</text:p>
      <text:p text:style-name="P1"><text:s text:c="4"/>SelectEvents = cms.untracked.PSet(</text:p>
      <text:p text:style-name="P1"><text:s text:c="8"/>SelectEvents = cms.vstring('pathALCARECOSiStripCalMinBias')</text:p>
      <text:p text:style-name="P1"><text:s text:c="4"/>),</text:p>
      <text:p text:style-name="P1"><text:s text:c="4"/>outputCommands = cms.untracked.vstring('drop *', </text:p>
      <text:p text:style-name="P1"><text:s text:c="8"/>'keep *_ALCARECOSiStripCalMinBias_*_*', </text:p>
      <text:p text:style-name="P1"><text:s text:c="8"/>'keep *_siStripClusters_*_*', </text:p>
      <text:p text:style-name="P1"><text:s text:c="8"/>'keep *_siPixelClusters_*_*', </text:p>
      <text:p text:style-name="P1"><text:s text:c="8"/>'keep DetIdedmEDCollection_siStripDigis_*_*', </text:p>
      <text:p text:style-name="P1"><text:s text:c="8"/>'keep L1AcceptBunchCrossings_*_*_*', </text:p>
      <text:p text:style-name="P1"><text:s text:c="8"/>'keep L1GlobalTriggerReadoutRecord_gtDigis_*_*', </text:p>
      <text:p text:style-name="P1"><text:s text:c="8"/>'keep *_TriggerResults_*_*'),</text:p>
      <text:p text:style-name="P1"><text:s text:c="4"/>fileName = cms.untracked.string('SiStripCalMinBias.root'),</text:p>
      <text:p text:style-name="P1"><text:s text:c="4"/>dataset = cms.untracked.PSet(</text:p>
      <text:p text:style-name="P1"><text:s text:c="8"/>filterName = cms.untracked.string('SiStripCalMinBias'),</text:p>
      <text:p text:style-name="P1"><text:s text:c="8"/>dataTier = cms.untracked.string('ALCARECO')</text:p>
      <text:p text:style-name="P1"><text:s text:c="4"/>),</text:p>
      <text:p text:style-name="P1"><text:s text:c="4"/>eventAutoFlushCompressedSize = cms.untracked.int32(5242880)</text:p>
      <text:p text:style-name="P1">)</text:p>
      <text:p text:style-name="P1">process.ALCARECOStreamTkAlMinBias = cms.OutputModule("PoolOutputModule",</text:p>
      <text:p text:style-name="P1"><text:s text:c="4"/>SelectEvents = cms.untracked.PSet(</text:p>
      <text:p text:style-name="P1"><text:s text:c="8"/>SelectEvents = cms.vstring('pathALCARECOTkAlMinBias')</text:p>
      <text:p text:style-name="P1"><text:s text:c="4"/>),</text:p>
      <text:p text:style-name="P1"><text:s text:c="4"/>outputCommands = cms.untracked.vstring('drop *', </text:p>
      <text:p text:style-name="P1"><text:s text:c="8"/>'keep *_ALCARECOTkAlMinBias_*_*', </text:p>
      <text:p text:style-name="P1"><text:s text:c="8"/>'keep L1AcceptBunchCrossings_*_*_*', </text:p>
      <text:p text:style-name="P1"><text:s text:c="8"/>'keep L1GlobalTriggerReadoutRecord_gtDigis_*_*', </text:p>
      <text:p text:style-name="P1"><text:s text:c="8"/>'keep *_TriggerResults_*_*', </text:p>
      <text:p text:style-name="P1"><text:s text:c="8"/>'keep DcsStatuss_scalersRawToDigi_*_*', </text:p>
      <text:p text:style-name="P1"><text:s text:c="8"/>'keep *_offlinePrimaryVertices_*_*', </text:p>
      <text:p text:style-name="P1"><text:s text:c="8"/>'keep *_offlineBeamSpot_*_*'),</text:p>
      <text:p text:style-name="P1"><text:s text:c="4"/>fileName = cms.untracked.string('TkAlMinBias.root'),</text:p>
      <text:p text:style-name="P1"><text:s text:c="4"/>dataset = cms.untracked.PSet(</text:p>
      <text:p text:style-name="P1"><text:s text:c="8"/>filterName = cms.untracked.string('TkAlMinBias'),</text:p>
      <text:p text:style-name="P1"><text:s text:c="8"/>dataTier = cms.untracked.string('ALCARECO')</text:p>
      <text:p text:style-name="P1"><text:s text:c="4"/>),</text:p>
      <text:p text:style-name="P1"><text:s text:c="4"/>eventAutoFlushCompressedSize = cms.untracked.int32(5242880)</text:p>
      <text:p text:style-name="P1"><text:soft-page-break/>)</text:p>
      <text:p text:style-name="P1"/>
      <text:p text:style-name="P1"># Other statements</text:p>
      <text:p text:style-name="P1">from Configuration.AlCa.GlobalTag import GlobalTag</text:p>
      <text:p text:style-name="P1">process.GlobalTag = GlobalTag(process.GlobalTag, 'FT_R_53_LV5::All', '')</text:p>
      <text:p text:style-name="P1"/>
      <text:p text:style-name="P1"># Path and EndPath definitions</text:p>
      <text:p text:style-name="P1">process.raw2digi_step = cms.Path(process.RawToDigi)</text:p>
      <text:p text:style-name="P1">process.L1Reco_step = cms.Path(process.L1Reco)</text:p>
      <text:p text:style-name="P1">process.reconstruction_step = cms.Path(process.reconstruction)</text:p>
      <text:p text:style-name="P1">process.user_step = cms.Path(process.hcallLaser2012Filter)</text:p>
      <text:p text:style-name="P1">process.dqmoffline_step = cms.Path(process.bTagPlots)</text:p>
      <text:p text:style-name="P1">process.dqmoffline_1_step = cms.Path(process.HcalDQMOfflineSequence)</text:p>
      <text:p text:style-name="P1">process.dqmoffline_2_step = cms.Path(process.egammaDQMOffline)</text:p>
      <text:p text:style-name="P1">process.dqmoffline_3_step = cms.Path(process.DQMOfflineCommonSiStripZeroBias)</text:p>
      <text:p text:style-name="P1">process.dqmoffline_4_step = cms.Path(process.DQMOfflineMuon)</text:p>
      <text:p text:style-name="P1">process.dqmoffline_5_step = cms.Path(process.DQMOfflineHcal)</text:p>
      <text:p text:style-name="P1">process.dqmoffline_6_step = cms.Path(process.DQMOfflineJetMET)</text:p>
      <text:p text:style-name="P1">process.dqmoffline_7_step = cms.Path(process.DQMOfflineEcal)</text:p>
      <text:p text:style-name="P1">process.endjob_step = cms.EndPath(process.endOfProcess)</text:p>
      <text:p text:style-name="P1">process.RECOoutput_step = cms.EndPath(process.RECOoutput)</text:p>
      <text:p text:style-name="P1">process.AODoutput_step = cms.EndPath(process.AODoutput)</text:p>
      <text:p text:style-name="P1">process.DQMoutput_step = cms.EndPath(process.DQMoutput)</text:p>
      <text:p text:style-name="P1">process.ALCARECOStreamSiStripCalMinBiasOutPath = cms.EndPath(process.ALCARECOStreamSiStripCalMinBias)</text:p>
      <text:p text:style-name="P1">process.ALCARECOStreamTkAlMinBiasOutPath = cms.EndPath(process.ALCARECOStreamTkAlMinBias)</text:p>
      <text:p text:style-name="P1"/>
      <text:p text:style-name="P1"># Schedule definition</text:p>
      <text:p text:style-name="P1">process.schedule = cms.Schedule(process.raw2digi_step,process.L1Reco_step,process.reconstruction_step,process.pathALCARECOSiStripCalMinBias,process.pathALCARECOTkAlMinBias,process.user_step,process.dqmoffline_step,process.dqmoffline_1_step,process.dqmoffline_2_step,process.dqmoffline_3_step,process.dqmoffline_4_step,process.dqmoffline_5_step,process.dqmoffline_6_step,process.dqmoffline_7_step,process.endjob_step,process.RECOoutput_step,process.AODoutput_step,process.DQMoutput_step,process.ALCARECOStreamSiStripCalMinBiasOutPath,process.ALCARECOStreamTkAlMinBiasOutPath)</text:p>
      <text:p text:style-name="P1"/>
      <text:p text:style-name="P1"># customisation of the process.</text:p>
      <text:p text:style-name="P1"/>
      <text:p text:style-name="P1"># Automatic addition of the customisation function from Configuration.DataProcessing.RecoTLR</text:p>
      <text:p text:style-name="P1">from Configuration.DataProcessing.RecoTLR import customisePrompt </text:p>
      <text:p text:style-name="P1"/>
      <text:p text:style-name="P1">#call to customisation function customisePrompt imported from Configuration.DataProcessing.RecoTLR</text:p>
      <text:p text:style-name="P1">process = customisePrompt(process)</text:p>
      <text:p text:style-name="P1"/>
      <text:p text:style-name="P1"># End of customisation 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0" meta:image-count="0" meta:object-count="0" meta:page-count="3" meta:paragraph-count="136" meta:word-count="389" meta:character-count="7229" meta:non-whitespace-character-count="6613"/>
  </office:meta>
</office:document-meta>
</file>